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table:formula="of:=([.A1]-[.C1])^2" office:value-type="float" office:value="129.96" calcext:value-type="float">
            <text:p>129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2]-[.C2])^2" office:value-type="float" office:value="129.96" calcext:value-type="float">
            <text:p>129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3]-[.C3])^2" office:value-type="float" office:value="70.56" calcext:value-type="float">
            <text:p>70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4]-[.C4])^2" office:value-type="float" office:value="70.56" calcext:value-type="float">
            <text:p>70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5]-[.C5])^2" office:value-type="float" office:value="54.76" calcext:value-type="float">
            <text:p>54.76</text:p>
          </table:table-cell>
          <table:table-cell office:value-type="float" office:value="15.4" calcext:value-type="float">
            <text:p>15.4</text:p>
          </table:table-cell>
          <table:table-cell/>
          <table:table-cell table:formula="of:=2^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6]-[.C6])^2" office:value-type="float" office:value="40.96" calcext:value-type="float">
            <text:p>40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7]-[.C7])^2" office:value-type="float" office:value="29.16" calcext:value-type="float">
            <text:p>29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8]-[.C8])^2" office:value-type="float" office:value="29.16" calcext:value-type="float">
            <text:p>29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9]-[.C9])^2" office:value-type="float" office:value="29.16" calcext:value-type="float">
            <text:p>29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0]-[.C10])^2" office:value-type="float" office:value="19.36" calcext:value-type="float">
            <text:p>19.3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1]-[.C11])^2" office:value-type="float" office:value="19.36" calcext:value-type="float">
            <text:p>19.3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2]-[.C12])^2" office:value-type="float" office:value="11.56" calcext:value-type="float">
            <text:p>11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3]-[.C13])^2" office:value-type="float" office:value="11.56" calcext:value-type="float">
            <text:p>11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-[.C14])^2" office:value-type="float" office:value="11.56" calcext:value-type="float">
            <text:p>11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5]-[.C15])^2" office:value-type="float" office:value="11.56" calcext:value-type="float">
            <text:p>11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6]-[.C16])^2" office:value-type="float" office:value="5.76" calcext:value-type="float">
            <text:p>5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7]-[.C17])^2" office:value-type="float" office:value="5.76" calcext:value-type="float">
            <text:p>5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8]-[.C18])^2" office:value-type="float" office:value="5.76" calcext:value-type="float">
            <text:p>5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9]-[.C19])^2" office:value-type="float" office:value="5.76" calcext:value-type="float">
            <text:p>5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20]-[.C20])^2" office:value-type="float" office:value="1.96" calcext:value-type="float">
            <text:p>1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21]-[.C21])^2" office:value-type="float" office:value="1.96" calcext:value-type="float">
            <text:p>1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22]-[.C22])^2" office:value-type="float" office:value="1.96" calcext:value-type="float">
            <text:p>1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23]-[.C23])^2" office:value-type="float" office:value="1.96" calcext:value-type="float">
            <text:p>1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24]-[.C24])^2" office:value-type="float" office:value="0.16" calcext:value-type="float">
            <text:p>0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25]-[.C25])^2" office:value-type="float" office:value="0.16" calcext:value-type="float">
            <text:p>0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26]-[.C26])^2" office:value-type="float" office:value="0.16" calcext:value-type="float">
            <text:p>0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27]-[.C27])^2" office:value-type="float" office:value="0.36" calcext:value-type="float">
            <text:p>0.3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28]-[.C28])^2" office:value-type="float" office:value="0.36" calcext:value-type="float">
            <text:p>0.3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29]-[.C29])^2" office:value-type="float" office:value="2.56" calcext:value-type="float">
            <text:p>2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30]-[.C30])^2" office:value-type="float" office:value="2.56" calcext:value-type="float">
            <text:p>2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31]-[.C31])^2" office:value-type="float" office:value="2.56" calcext:value-type="float">
            <text:p>2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32]-[.C32])^2" office:value-type="float" office:value="6.76" calcext:value-type="float">
            <text:p>6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33]-[.C33])^2" office:value-type="float" office:value="6.76" calcext:value-type="float">
            <text:p>6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34]-[.C34])^2" office:value-type="float" office:value="6.76" calcext:value-type="float">
            <text:p>6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35]-[.C35])^2" office:value-type="float" office:value="6.76" calcext:value-type="float">
            <text:p>6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36]-[.C36])^2" office:value-type="float" office:value="12.96" calcext:value-type="float">
            <text:p>12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37]-[.C37])^2" office:value-type="float" office:value="12.96" calcext:value-type="float">
            <text:p>12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38]-[.C38])^2" office:value-type="float" office:value="12.96" calcext:value-type="float">
            <text:p>12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39]-[.C39])^2" office:value-type="float" office:value="21.16" calcext:value-type="float">
            <text:p>21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40]-[.C40])^2" office:value-type="float" office:value="21.16" calcext:value-type="float">
            <text:p>21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41]-[.C41])^2" office:value-type="float" office:value="21.16" calcext:value-type="float">
            <text:p>21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42]-[.C42])^2" office:value-type="float" office:value="21.16" calcext:value-type="float">
            <text:p>21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43]-[.C43])^2" office:value-type="float" office:value="21.16" calcext:value-type="float">
            <text:p>21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44]-[.C44])^2" office:value-type="float" office:value="43.56" calcext:value-type="float">
            <text:p>43.5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45]-[.C45])^2" office:value-type="float" office:value="57.76" calcext:value-type="float">
            <text:p>57.7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46]-[.C46])^2" office:value-type="float" office:value="73.96" calcext:value-type="float">
            <text:p>73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47]-[.C47])^2" office:value-type="float" office:value="73.96" calcext:value-type="float">
            <text:p>73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48]-[.C48])^2" office:value-type="float" office:value="73.96" calcext:value-type="float">
            <text:p>73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49]-[.C49])^2" office:value-type="float" office:value="73.96" calcext:value-type="float">
            <text:p>73.9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50]-[.C50])^2" office:value-type="float" office:value="92.16" calcext:value-type="float">
            <text:p>92.16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/>
          <table:table-cell table:formula="of:=SUM([.B1:.B50])" office:value-type="float" office:value="1370" calcext:value-type="float">
            <text:p>13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5T18:23:40.786400290</meta:creation-date>
    <dc:date>2020-04-25T18:34:52.473120853</dc:date>
    <meta:editing-duration>PT1M1S</meta:editing-duration>
    <meta:editing-cycles>1</meta:editing-cycles>
    <meta:document-statistic meta:table-count="1" meta:cell-count="152" meta:object-count="0"/>
    <meta:generator>LibreOffice/6.4.3.2$Linux_X86_64 LibreOffice_project/85aa6f776c6af63185291a519637a4f7af4e8a3b</meta:generator>
  </office:meta>
</office:document-meta>
</file>